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9a0" officeooo:paragraph-rsid="000cd9a0"/>
    </style:style>
    <style:style style:name="P2" style:family="paragraph" style:parent-style-name="Standard" style:list-style-name="L2">
      <style:text-properties officeooo:rsid="000cd9a0" officeooo:paragraph-rsid="000cd9a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3ccf" style:font-style-asian="italic" style:font-style-complex="italic"/>
    </style:style>
    <style:style style:name="T3" style:family="text">
      <style:text-properties fo:font-style="normal" officeooo:rsid="000e3cc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ia de tarefas:</text:p>
      <text:list xml:id="list4499390498537718683" text:style-name="L2">
        <text:list-item>
          <text:p text:style-name="P2"><text:span text:style-name="T3">Aprimorar paralelização</text:span><text:span text:style-name="T1">;</text:span></text:p>
        </text:list-item>
        <text:list-item>
          <text:p text:style-name="P2">Usar classes da <text:span text:style-name="T1">C++ STL</text:span> para simplificar o código e aumentar o desempenho;</text:p>
        </text:list-item>
        <text:list-item>
          <text:p text:style-name="P2">Revisão de nomes para nomes mais significativos;</text:p>
        </text:list-item>
        <text:list-item>
          <text:p text:style-name="P2">Reorganizar <text:span text:style-name="T1">loops</text:span> e clausulas condicionais;</text:p>
        </text:list-item>
        <text:list-item>
          <text:p text:style-name="P2">Modularização de classes e rotinas;</text:p>
        </text:list-item>
        <text:list-item>
          <text:p text:style-name="P2">Aplicar programação defensiva (<text:span text:style-name="T1">asserts</text:span> nas rotinas e <text:span text:style-name="T1">try-catch</text:span> nas entradas);</text:p>
        </text:list-item>
        <text:list-item>
          <text:p text:style-name="P2">Documentação;</text:p>
        </text:list-item>
        <text:list-item>
          <text:p text:style-name="P2">Analisar com métricas de <text:span text:style-name="T1">software</text:span> a versão aprimorada e a não aprimorada do código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7:26:15.960647203</meta:creation-date>
    <dc:date>2016-05-18T17:50:21.726489430</dc:date>
    <meta:editing-duration>PT16M5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68" meta:character-count="434" meta:non-whitespace-character-count="383"/>
  </office:meta>
</office:document-meta>
</file>